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padding="0cm" fo:border="none"/>
      <style:text-properties officeooo:rsid="00151e17" officeooo:paragraph-rsid="00151e17"/>
    </style:style>
    <style:style style:name="P5" style:family="paragraph" style:parent-style-name="Preformatted_20_Text">
      <style:paragraph-properties fo:padding="0cm" fo:border="none"/>
      <style:text-properties officeooo:paragraph-rsid="00151e17"/>
    </style:style>
    <style:style style:name="P6" style:family="paragraph" style:parent-style-name="Heading_20_2">
      <style:paragraph-properties fo:margin-top="0cm" fo:margin-bottom="0.499cm" loext:contextual-spacing="false" fo:padding="0cm" fo:border="non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51e17"/>
    </style:style>
    <style:style style:name="T2" style:family="text">
      <style:text-properties officeooo:rsid="00159a6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er OCS Inventory NG</text:h>
      <text:h text:style-name="Heading_20_2" text:outline-level="2"/>
      <text:h text:style-name="Heading_20_2" text:outline-level="2">Installation des pré requis de base</text:h>
      <text:p text:style-name="P3"/>
      <text:p text:style-name="P3">apt-get install make</text:p>
      <text:p text:style-name="P3">apt-get install build-essential</text:p>
      <text:p text:style-name="P2">apt-get install aptitude</text:p>
      <text:h text:style-name="Heading_20_2" text:outline-level="2"/>
      <text:h text:style-name="Heading_20_2" text:outline-level="2">Installation du serveur web</text:h>
      <text:p text:style-name="Standard"/>
      <text:p text:style-name="P4"/>
      <text:p text:style-name="P4">aptitude install apache2 php php-mysql php-gd</text:p>
      <text:p text:style-name="P4"/>
      <text:p text:style-name="P5"><text:span text:style-name="T1">apt install gcc mariadb-server php-xml libxml-simple-perl libdbi-perl libdbd-mysql-perl libdbd-mysql-perl libapache-dbi-perl libnet-ip-perl php-pclzip libarchive-zip-perl libsoap-lite-perl libxml-simple-perl libnet-ip-perl </text:span>php-soap php-mbstring php-gettext php-curl php-zi<text:span text:style-name="T1">p </text:span>libcompress-zlib-perl libapache2-mod-perl<text:span text:style-name="T2">2</text:span></text:p>
      <text:p text:style-name="P2"/>
      <text:p text:style-name="P2">perl -MCPAN -e shell</text:p>
      <text:p text:style-name="P3"><text:s text:c="3"/>install CPAN</text:p>
      <text:p text:style-name="P3"><text:s text:c="3"/>reload CPAN</text:p>
      <text:p text:style-name="P3"/>
      <text:p text:style-name="P3">cpan[6]&gt; install YAML</text:p>
      <text:p text:style-name="P3">cpan[7]&gt; install XML::Entities</text:p>
      <text:p text:style-name="P3">cpan[8]&gt; install Mojolicious::Lite</text:p>
      <text:p text:style-name="P3">cpan[9]&gt; install Plack::Handler</text:p>
      <text:p text:style-name="P4">cpan[10]&gt; install Switch</text:p>
      <text:p text:style-name="P2">cpan[1<text:span text:style-name="T1">1</text:span>]&gt; exit</text:p>
      <text:p text:style-name="P2"/>
      <text:p text:style-name="P2">/etc/init.d/apache2 restart</text:p>
      <text:p text:style-name="P2">mysql -u root -p</text:p>
      <text:p text:style-name="Preformatted_20_Text">MariaDB [(none)]&gt; CREATE SCHEMA ocsweb;</text:p>
      <text:p text:style-name="P1">MariaDB [(none)]&gt; GRANT ALL PRIVILEGES ON ocsweb.* TO 'ocs'@'localhost' IDENTIFIED BY '<text:span text:style-name="Emphasis"><text:span text:style-name="T1">123456</text:span></text:span>';</text:p>
      <text:p text:style-name="P2"/>
      <text:p text:style-name="P2"/>
      <text:p text:style-name="P2"/>
      <text:p text:style-name="P2"><text:soft-page-break/></text:p>
      <text:h text:style-name="P6" text:outline-level="2"/>
      <text:h text:style-name="P6" text:outline-level="2">Téléchargement et installation de OCSInventory</text:h>
      <text:list xml:id="list5391285261753501530" text:style-name="L1">
        <text:list-item>
          <text:p text:style-name="P8">Aller sur le site web officiel pour récupérer l’url du package d’installation </text:p>
        </text:list-item>
        <text:list-item>
          <text:p text:style-name="P8">Récupérer le ensuite directement via wget (si wget non présent package à installer )dans par exemple /usr/src </text:p>
        </text:list-item>
        <text:list-item>
          <text:p text:style-name="P8">Décompresser le package (au moment de cet article version 2.4.1) </text:p>
        </text:list-item>
        <text:list-item>
          <text:p text:style-name="P7">Lancer le setup (choix par défaut pour tout) </text:p>
        </text:list-item>
      </text:list>
      <text:p text:style-name="Text_20_body"/>
      <text:p text:style-name="Text_20_body"/>
      <text:p text:style-name="Text_20_body"/>
      <text:p text:style-name="Preformatted_20_Text">cp /etc/apache2/conf-available/z-ocsinventory-server.conf /etc/apache2/sites-enabled</text:p>
      <text:p text:style-name="P1">cp /etc/apache2/conf-available/ocsinventory-reports.conf /etc/apache2/sites-enabled</text:p>
      <text:p text:style-name="Text_20_body"/>
      <text:p text:style-name="Text_20_body"/>
      <text:p text:style-name="Text_20_body"/>
      <text:p text:style-name="P2"/>
      <text:p text:style-name="P2">ln -s /etc/apache2/sites-enabled/z-ocsinventory-server.conf /etc/apache2/sites-enabled/ocsinventory.conf </text:p>
      <text:p text:style-name="Preformatted_20_Text">ln -s /etc/apache2/sites-enabled/ocsinventory-reports.conf /etc/apache2/sites-enabled/ocsreports.conf </text:p>
      <text:p text:style-name="Preformatted_20_Text"/>
      <text:p text:style-name="P1">/etc/init.d/apache2 restart</text:p>
      <text:p text:style-name="P1"/>
      <text:p text:style-name="P1"/>
      <text:p text:style-name="P2">Normalement vous devez avoir l’interface d’admin si vous passer le navigateur à <text:a xlink:type="simple" xlink:href="http://localhost/ocsreports/" text:style-name="Internet_20_link" text:visited-style-name="Visited_20_Internet_20_Link">http://localhost/ocsrepor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22:40.970888291</meta:creation-date>
    <dc:date>2019-04-28T20:40:56.963932525</dc:date>
    <meta:editing-duration>PT8M5S</meta:editing-duration>
    <meta:editing-cycles>1</meta:editing-cycles>
    <meta:document-statistic meta:table-count="0" meta:image-count="0" meta:object-count="0" meta:page-count="2" meta:paragraph-count="32" meta:word-count="185" meta:character-count="1765" meta:non-whitespace-character-count="1604"/>
    <meta:generator>LibreOffice/5.2.7.2$Linux_X86_64 LibreOffice_project/20m0$Build-2</meta:generator>
  </office:meta>
</office:document-meta>
</file>